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U-4065">
            <text:p>U-4065</text:p>
          </table:table-cell>
          <table:table-cell office:value-type="float" office:value="56.15">
            <text:p>56.15</text:p>
          </table:table-cell>
          <table:table-cell office:value-type="float" office:value="-5.19">
            <text:p>-5.19</text:p>
          </table:table-cell>
          <table:table-cell office:value-type="float" office:value="7290.0">
            <text:p>729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.35">
            <text:p>9.3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therland1981,ShennanEtal2018">
            <text:p>Sutherland1981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U-4066">
            <text:p>U-4066</text:p>
          </table:table-cell>
          <table:table-cell office:value-type="float" office:value="56.04">
            <text:p>56.04</text:p>
          </table:table-cell>
          <table:table-cell office:value-type="float" office:value="-5.45">
            <text:p>-5.45</text:p>
          </table:table-cell>
          <table:table-cell office:value-type="float" office:value="2985.0">
            <text:p>2985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32">
            <text:p>2.3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utherland1981,ShennanEtal2018">
            <text:p>Sutherland1981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U-4068">
            <text:p>U-4068</text:p>
          </table:table-cell>
          <table:table-cell office:value-type="float" office:value="55.96">
            <text:p>55.96</text:p>
          </table:table-cell>
          <table:table-cell office:value-type="float" office:value="-5.33">
            <text:p>-5.33</text:p>
          </table:table-cell>
          <table:table-cell office:value-type="float" office:value="7630.0">
            <text:p>7630.0</text:p>
          </table:table-cell>
          <table:table-cell office:value-type="float" office:value="115.0">
            <text:p>11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7.47">
            <text:p>7.4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therland1981,ShennanEtal2018">
            <text:p>Sutherland1981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1B">
            <text:p>SRR-481B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1680.0">
            <text:p>11680.0</text:p>
          </table:table-cell>
          <table:table-cell office:value-type="float" office:value="170.0">
            <text:p>1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.51">
            <text:p>-1.51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1A">
            <text:p>SRR-481A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2150.0">
            <text:p>12150.0</text:p>
          </table:table-cell>
          <table:table-cell office:value-type="float" office:value="120.0">
            <text:p>12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.51">
            <text:p>-1.51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2A">
            <text:p>SRR-482A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2650.0">
            <text:p>1265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11">
            <text:p>-2.11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63">
            <text:p>SRR-63</text:p>
          </table:table-cell>
          <table:table-cell office:value-type="float" office:value="56.03">
            <text:p>56.03</text:p>
          </table:table-cell>
          <table:table-cell office:value-type="float" office:value="-5.43">
            <text:p>-5.43</text:p>
          </table:table-cell>
          <table:table-cell office:value-type="float" office:value="12360.0">
            <text:p>12360.0</text:p>
          </table:table-cell>
          <table:table-cell office:value-type="float" office:value="85.0">
            <text:p>8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28">
            <text:p>0.28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6B">
            <text:p>SRR-486B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0620.0">
            <text:p>1062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96">
            <text:p>-2.96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OxA-1698">
            <text:p>OxA-1698</text:p>
          </table:table-cell>
          <table:table-cell office:value-type="float" office:value="56.03">
            <text:p>56.03</text:p>
          </table:table-cell>
          <table:table-cell office:value-type="float" office:value="-5.43">
            <text:p>-5.43</text:p>
          </table:table-cell>
          <table:table-cell office:value-type="float" office:value="13020.0">
            <text:p>13020.0</text:p>
          </table:table-cell>
          <table:table-cell office:value-type="float" office:value="130.0">
            <text:p>1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.12">
            <text:p>-1.12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9A">
            <text:p>SRR-489A</text:p>
          </table:table-cell>
          <table:table-cell office:value-type="float" office:value="56.03">
            <text:p>56.03</text:p>
          </table:table-cell>
          <table:table-cell office:value-type="float" office:value="-5.43">
            <text:p>-5.43</text:p>
          </table:table-cell>
          <table:table-cell office:value-type="float" office:value="12510.0">
            <text:p>12510.0</text:p>
          </table:table-cell>
          <table:table-cell office:value-type="float" office:value="60.0">
            <text:p>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27">
            <text:p>-0.27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9B">
            <text:p>SRR-489B</text:p>
          </table:table-cell>
          <table:table-cell office:value-type="float" office:value="56.03">
            <text:p>56.03</text:p>
          </table:table-cell>
          <table:table-cell office:value-type="float" office:value="-5.43">
            <text:p>-5.43</text:p>
          </table:table-cell>
          <table:table-cell office:value-type="float" office:value="12590.0">
            <text:p>1259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27">
            <text:p>-0.27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832B">
            <text:p>SRR-832B</text:p>
          </table:table-cell>
          <table:table-cell office:value-type="float" office:value="55.87">
            <text:p>55.87</text:p>
          </table:table-cell>
          <table:table-cell office:value-type="float" office:value="-5.31">
            <text:p>-5.31</text:p>
          </table:table-cell>
          <table:table-cell office:value-type="float" office:value="11930.0">
            <text:p>11930.0</text:p>
          </table:table-cell>
          <table:table-cell office:value-type="float" office:value="80.0">
            <text:p>8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89">
            <text:p>4.89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HarknessWilson1979,ShennanEtal2018">
            <text:p>HarknessWilson1979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OxA-1697">
            <text:p>OxA-1697</text:p>
          </table:table-cell>
          <table:table-cell office:value-type="float" office:value="56.03">
            <text:p>56.03</text:p>
          </table:table-cell>
          <table:table-cell office:value-type="float" office:value="-5.43">
            <text:p>-5.43</text:p>
          </table:table-cell>
          <table:table-cell office:value-type="float" office:value="12830.0">
            <text:p>12830.0</text:p>
          </table:table-cell>
          <table:table-cell office:value-type="float" office:value="120.0">
            <text:p>12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9">
            <text:p>-0.9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832A">
            <text:p>SRR-832A</text:p>
          </table:table-cell>
          <table:table-cell office:value-type="float" office:value="55.87">
            <text:p>55.87</text:p>
          </table:table-cell>
          <table:table-cell office:value-type="float" office:value="-5.31">
            <text:p>-5.31</text:p>
          </table:table-cell>
          <table:table-cell office:value-type="float" office:value="11750.0">
            <text:p>1175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89">
            <text:p>4.89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HarknessWilson1979,ShennanEtal2018">
            <text:p>HarknessWilson1979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831B">
            <text:p>SRR-831B</text:p>
          </table:table-cell>
          <table:table-cell office:value-type="float" office:value="55.87">
            <text:p>55.87</text:p>
          </table:table-cell>
          <table:table-cell office:value-type="float" office:value="-5.31">
            <text:p>-5.31</text:p>
          </table:table-cell>
          <table:table-cell office:value-type="float" office:value="11140.0">
            <text:p>11140.0</text:p>
          </table:table-cell>
          <table:table-cell office:value-type="float" office:value="220.0">
            <text:p>22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69">
            <text:p>1.69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HarknessWilson1979,ShennanEtal2018">
            <text:p>HarknessWilson1979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831A">
            <text:p>SRR-831A</text:p>
          </table:table-cell>
          <table:table-cell office:value-type="float" office:value="55.87">
            <text:p>55.87</text:p>
          </table:table-cell>
          <table:table-cell office:value-type="float" office:value="-5.31">
            <text:p>-5.31</text:p>
          </table:table-cell>
          <table:table-cell office:value-type="float" office:value="10830.0">
            <text:p>10830.0</text:p>
          </table:table-cell>
          <table:table-cell office:value-type="float" office:value="150.0">
            <text:p>1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69">
            <text:p>1.69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HarknessWilson1979,ShennanEtal2018">
            <text:p>HarknessWilson1979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6A">
            <text:p>SRR-486A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0560.0">
            <text:p>10560.0</text:p>
          </table:table-cell>
          <table:table-cell office:value-type="float" office:value="60.0">
            <text:p>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96">
            <text:p>-2.96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U-2562">
            <text:p>U-2562</text:p>
          </table:table-cell>
          <table:table-cell office:value-type="float" office:value="55.99">
            <text:p>55.99</text:p>
          </table:table-cell>
          <table:table-cell office:value-type="float" office:value="-4.97">
            <text:p>-4.97</text:p>
          </table:table-cell>
          <table:table-cell office:value-type="float" office:value="3800.0">
            <text:p>380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5.13">
            <text:p>5.1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therland1981,ShennanEtal2018">
            <text:p>Sutherland1981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U-4061">
            <text:p>U-4061</text:p>
          </table:table-cell>
          <table:table-cell office:value-type="float" office:value="56.15">
            <text:p>56.15</text:p>
          </table:table-cell>
          <table:table-cell office:value-type="float" office:value="-5.19">
            <text:p>-5.19</text:p>
          </table:table-cell>
          <table:table-cell office:value-type="float" office:value="8035.0">
            <text:p>8035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98">
            <text:p>8.9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therland1981,ShennanEtal2018">
            <text:p>Sutherland1981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615">
            <text:p>SRR-615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0750.0">
            <text:p>10750.0</text:p>
          </table:table-cell>
          <table:table-cell office:value-type="float" office:value="140.0">
            <text:p>1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01">
            <text:p>-4.01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4B">
            <text:p>SRR-484B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0840.0">
            <text:p>10840.0</text:p>
          </table:table-cell>
          <table:table-cell office:value-type="float" office:value="100.0">
            <text:p>10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51">
            <text:p>-4.51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4A">
            <text:p>SRR-484A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0230.0">
            <text:p>10230.0</text:p>
          </table:table-cell>
          <table:table-cell office:value-type="float" office:value="210.0">
            <text:p>2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51">
            <text:p>-4.51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3B">
            <text:p>SRR-483B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1530.0">
            <text:p>11530.0</text:p>
          </table:table-cell>
          <table:table-cell office:value-type="float" office:value="60.0">
            <text:p>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6.01">
            <text:p>-6.01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3A">
            <text:p>SRR-483A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1470.0">
            <text:p>1147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6.01">
            <text:p>-6.01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5B">
            <text:p>SRR-485B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1120.0">
            <text:p>11120.0</text:p>
          </table:table-cell>
          <table:table-cell office:value-type="float" office:value="110.0">
            <text:p>1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.71">
            <text:p>-5.71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5A">
            <text:p>SRR-485A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1170.0">
            <text:p>1117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.71">
            <text:p>-5.71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2B">
            <text:p>SRR-482B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2380.0">
            <text:p>12380.0</text:p>
          </table:table-cell>
          <table:table-cell office:value-type="float" office:value="90.0">
            <text:p>9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11">
            <text:p>-2.11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